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333333" draw:marker-start="" draw:marker-start-width="0.048cm" draw:marker-end-width="0.048cm" draw:fill="hatch" draw:fill-color="#999999" draw:fill-hatch-name="Hatching_20_14" draw:fill-hatch-solid="false" draw:textarea-vertical-align="middle" fo:padding-top="0.126cm" fo:padding-bottom="0.126cm" fo:padding-left="0.251cm" fo:padding-right="0.251cm"/>
    </style:style>
    <style:style style:name="gr2" style:family="graphic" style:parent-style-name="standard">
      <style:graphic-properties draw:stroke="none" draw:stroke-dash="Ultrafine_20_Dashed" svg:stroke-width="0cm" svg:stroke-color="#000000" draw:marker-start="" draw:fill="none" draw:fill-color="#ffffff" draw:textarea-horizontal-align="center" draw:textarea-vertical-align="middle" draw:auto-grow-height="true" draw:auto-grow-width="false" fo:min-height="1.234cm" fo:min-width="4.106cm"/>
    </style:style>
    <style:style style:name="gr3" style:family="graphic" style:parent-style-name="objectwithoutfill">
      <style:graphic-properties svg:stroke-width="0.025cm" svg:stroke-color="#333333" draw:marker-start="" draw:marker-start-width="0.085cm" draw:marker-end-width="0.085cm" draw:fill="none" draw:fill-color="#333333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svg:stroke-width="0cm" svg:stroke-color="#333333" draw:marker-start="" draw:marker-start-width="0.048cm" draw:marker-end-width="0.048cm" draw:fill="hatch" draw:fill-color="#999999" draw:fill-hatch-name="Hatching_20_9" draw:fill-hatch-solid="false" draw:textarea-vertical-align="middle" fo:padding-top="0.126cm" fo:padding-bottom="0.126cm" fo:padding-left="0.251cm" fo:padding-right="0.251cm" draw:shadow-offset-x="0.203cm" draw:shadow-offset-y="0.203cm"/>
    </style:style>
    <style:style style:name="gr5" style:family="graphic" style:parent-style-name="objectwithoutfill">
      <style:graphic-properties draw:stroke="dash" draw:stroke-dash="Dashed_20__28_var_29_" svg:stroke-width="0.051cm" svg:stroke-color="#999999" draw:marker-start="" draw:marker-start-width="0.279cm" draw:marker-end-width="0.279cm" draw:fill="none" draw:fill-color="#b3b3b3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Ultrafine_20_Dashed" svg:stroke-width="0cm" svg:stroke-color="#000000" draw:marker-start="" draw:fill="none" draw:fill-color="#ffffff" draw:textarea-horizontal-align="left" draw:auto-grow-height="true" draw:auto-grow-width="false" fo:min-height="0.745cm" fo:min-width="1.85cm"/>
    </style:style>
    <style:style style:name="gr7" style:family="graphic" style:parent-style-name="standard">
      <style:graphic-properties draw:stroke="none" draw:stroke-dash="Ultrafine_20_Dashed" svg:stroke-width="0cm" svg:stroke-color="#000000" draw:marker-start="" draw:fill="none" draw:fill-color="#ffffff" draw:textarea-horizontal-align="left" draw:auto-grow-height="true" draw:auto-grow-width="false" fo:min-height="0.745cm" fo:min-width="3.437cm"/>
    </style:style>
    <style:style style:name="gr8" style:family="graphic" style:parent-style-name="standard">
      <style:graphic-properties draw:stroke="none" draw:stroke-dash="Ultrafine_20_Dashed" svg:stroke-width="0cm" svg:stroke-color="#000000" draw:marker-start="" draw:fill="none" draw:fill-color="#ffffff" draw:textarea-horizontal-align="left" draw:auto-grow-height="true" draw:auto-grow-width="false" fo:min-height="1.459cm" fo:min-width="0.805cm"/>
    </style:style>
    <style:style style:name="gr9" style:family="graphic" style:parent-style-name="objectwithoutfill">
      <style:graphic-properties draw:stroke="solid" draw:stroke-dash="Ultrafine_20_Dashed" svg:stroke-width="0.051cm" svg:stroke-color="#333333" draw:marker-start="" draw:marker-start-width="0.279cm" draw:marker-end="Arrow" draw:marker-end-width="0.381cm" draw:fill="none" draw:fill-color="#b3b3b3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Ultrafine_20_Dashed" svg:stroke-width="0cm" svg:stroke-color="#000000" draw:marker-start="" draw:fill="none" draw:fill-color="#ffffff" draw:textarea-horizontal-align="left" draw:auto-grow-height="true" draw:auto-grow-width="false" fo:min-height="1.2cm" fo:min-width="1.877cm"/>
    </style:style>
    <style:style style:name="gr11" style:family="graphic" style:parent-style-name="objectwithoutfill">
      <style:graphic-properties draw:stroke="dash" draw:stroke-dash="Fine_20_Dashed" svg:stroke-width="0.051cm" svg:stroke-color="#000000" draw:marker-start="" draw:marker-start-width="0.355cm" draw:marker-end-width="0.355cm" draw:fill="none" draw:fill-color="#b3b3b3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Ultrafine_20_Dashed" svg:stroke-width="0.102cm" svg:stroke-color="#333333" draw:marker-start="" draw:marker-start-width="0.356cm" draw:marker-end-width="0.356cm" draw:fill="none" draw:fill-color="#b3b3b3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draw:stroke-dash="Fine_20_Dashed" svg:stroke-width="0.102cm" svg:stroke-color="#333333" draw:marker-start="" draw:marker-start-width="0.356cm" draw:marker-end-width="0.356cm" draw:fill="none" draw:fill-color="#b3b3b3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stroke-dash="Ultrafine_20_Dashed" svg:stroke-width="0cm" svg:stroke-color="#000000" draw:marker-start="" draw:fill="none" draw:fill-color="#ffffff" draw:textarea-horizontal-align="left" draw:auto-grow-height="true" draw:auto-grow-width="false" fo:min-height="1.506cm" fo:min-width="2.457cm"/>
    </style:style>
    <style:style style:name="gr15" style:family="graphic" style:parent-style-name="standard">
      <style:graphic-properties svg:stroke-color="#000000" draw:fill-color="#000080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dc2300" draw:textarea-horizontal-align="justify" draw:textarea-vertical-align="middle" draw:auto-grow-height="false"/>
    </style:style>
    <style:style style:name="gr17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5cm" fo:min-width="2.4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2.421cm"/>
    </style:style>
    <style:style style:name="gr20" style:family="graphic" style:parent-style-name="objectwithoutfill">
      <style:graphic-properties draw:stroke="solid" draw:stroke-dash="Ultrafine_20_Dashed" svg:stroke-width="0.051cm" svg:stroke-color="#666666" draw:marker-start="" draw:marker-start-width="0.279cm" draw:marker-end="Arrow" draw:marker-end-width="0.381cm" draw:fill="none" draw:fill-color="#b3b3b3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stroke-dash="Ultrafine_20_Dashed" svg:stroke-width="0cm" svg:stroke-color="#000000" draw:marker-start="" draw:fill="none" draw:fill-color="#ffffff" draw:textarea-horizontal-align="left" draw:auto-grow-height="true" draw:auto-grow-width="false" fo:min-height="1.505cm" fo:min-width="2.457cm"/>
    </style:style>
    <style:style style:name="gr22" style:family="graphic" style:parent-style-name="standard">
      <style:graphic-properties draw:stroke="none" draw:stroke-dash="Ultrafine_20_Dashed" svg:stroke-width="0cm" svg:stroke-color="#000000" draw:marker-start="" draw:fill="none" draw:fill-color="#ffffff" draw:textarea-horizontal-align="left" draw:auto-grow-height="true" draw:auto-grow-width="false" fo:min-height="0cm" fo:min-width="0.8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svg:stroke-width="0cm" svg:stroke-color="#333333" draw:marker-start="" draw:marker-start-width="0.048cm" draw:marker-end-width="0.048cm" draw:fill="hatch" draw:fill-color="#999999" draw:fill-hatch-name="Hatching_20_9" draw:fill-hatch-solid="false" draw:opacity="50%" draw:textarea-vertical-align="middle" fo:padding-top="0.126cm" fo:padding-bottom="0.126cm" fo:padding-left="0.251cm" fo:padding-right="0.251cm" draw:shadow-opacity="50%"/>
    </style:style>
    <style:style style:name="gr25" style:family="graphic" style:parent-style-name="standard">
      <style:graphic-properties draw:fill="hatch" draw:fill-hatch-name="Hatching_20_11" draw:fill-hatch-solid="false" draw:textarea-vertical-align="middle"/>
    </style:style>
    <style:style style:name="gr26" style:family="graphic" style:parent-style-name="standard">
      <style:graphic-properties draw:fill="hatch" draw:fill-hatch-name="Hatching_20_12" draw:fill-hatch-solid="false" draw:textarea-vertical-align="middle"/>
    </style:style>
    <style:style style:name="gr27" style:family="graphic" style:parent-style-name="standard">
      <style:graphic-properties draw:fill="hatch" draw:fill-hatch-name="Hatching_20_16" draw:fill-hatch-solid="false" draw:textarea-vertical-align="middle"/>
    </style:style>
    <style:style style:name="gr28" style:family="graphic" style:parent-style-name="standard">
      <style:graphic-properties svg:stroke-width="0cm" svg:stroke-color="#333333" draw:marker-start="" draw:marker-start-width="0.048cm" draw:marker-end-width="0.048cm" draw:fill="hatch" draw:fill-color="#999999" draw:fill-hatch-name="Hatching_20_17" draw:fill-hatch-solid="false" draw:opacity="50%" draw:textarea-vertical-align="middle" fo:padding-top="0.126cm" fo:padding-bottom="0.126cm" fo:padding-left="0.251cm" fo:padding-right="0.251cm" draw:shadow-opacity="50%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stroke-dash="Ultrafine_20_Dashed" svg:stroke-width="0cm" svg:stroke-color="#000000" draw:marker-start="" draw:fill="none" draw:fill-color="#ffffff" draw:textarea-horizontal-align="center" draw:textarea-vertical-align="middle" draw:auto-grow-height="true" draw:auto-grow-width="false" fo:min-height="1.419cm" fo:min-width="4.1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3.945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Arial2" fo:font-size="22pt" style:font-size-asian="18pt" style:font-size-complex="18pt"/>
    </style:style>
    <style:style style:name="P3" style:family="paragraph">
      <style:text-properties fo:color="#000000" style:font-name="Arial2" fo:font-size="22pt" style:font-size-asian="26pt" style:font-size-complex="26pt"/>
    </style:style>
    <style:style style:name="P4" style:family="paragraph">
      <style:text-properties fo:color="#000000" style:font-name="Arial2" fo:font-size="28pt" fo:font-weight="bold" style:font-size-asian="18pt" style:font-size-complex="18pt"/>
    </style:style>
    <style:style style:name="P5" style:family="paragraph">
      <style:text-properties fo:color="#000000" style:font-name="FreeSerif1" fo:font-size="32pt" style:font-size-asian="18pt" style:font-size-complex="18pt"/>
    </style:style>
    <style:style style:name="P6" style:family="paragraph">
      <style:text-properties fo:color="#000000" style:font-name="Arial2" fo:font-size="16pt" style:font-size-asian="18pt" style:font-size-complex="18pt"/>
    </style:style>
    <style:style style:name="P7" style:family="paragraph">
      <style:text-properties style:font-name="Times New Roman" fo:font-size="32pt" style:font-size-asian="28pt" style:font-size-complex="28pt"/>
    </style:style>
    <style:style style:name="T1" style:family="text">
      <style:text-properties fo:color="#000000" style:font-name="Arial2" fo:font-size="22pt" style:font-size-asian="18pt" style:font-size-complex="18pt"/>
    </style:style>
    <style:style style:name="T2" style:family="text">
      <style:text-properties fo:color="#000000" style:text-position="-33% 58%" style:font-name="Arial2" fo:font-size="22pt" style:font-size-asian="18pt" style:font-size-complex="18pt"/>
    </style:style>
    <style:style style:name="T3" style:family="text">
      <style:text-properties fo:color="#000000" style:font-name="Arial2" fo:font-size="22pt" style:font-size-asian="26pt" style:font-size-complex="26pt"/>
    </style:style>
    <style:style style:name="T4" style:family="text">
      <style:text-properties fo:color="#000000" style:font-name="Arial2" fo:font-size="28pt" fo:font-weight="bold" style:font-size-asian="18pt" style:font-size-complex="18pt"/>
    </style:style>
    <style:style style:name="T5" style:family="text">
      <style:text-properties fo:color="#000000" style:font-name="FreeSerif1" fo:font-size="32pt" style:font-size-asian="18pt" style:font-size-complex="18pt"/>
    </style:style>
    <style:style style:name="T6" style:family="text">
      <style:text-properties fo:color="#000000" style:font-name="Arial2" fo:font-size="16pt" style:font-size-asian="18pt" style:font-size-complex="18pt"/>
    </style:style>
    <style:style style:name="T7" style:family="text">
      <style:text-properties style:font-name="Times New Roman" fo:font-size="3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858cm" svg:height="2.818cm" svg:x="18.353cm" svg:y="9.484cm" svg:viewBox="0 0 14859 2819" svg:d="M0 2819c15593 0 14732-98 14859-98v-2667c-381-254-3604 468-4653 606-1042 140-1106 1430-2225 1729-846 222-3601-1213-4252-1348-94-57-3726 514-3729 774z">
          <text:p/>
        </draw:path>
        <draw:frame draw:style-name="gr2" draw:text-style-name="P2" draw:layer="layout" svg:width="21.717cm" svg:height="1.484cm" svg:x="15.326cm" svg:y="18.787cm">
          <draw:text-box>
            <text:p><text:span text:style-name="T1">Abundance (Log</text:span><text:span text:style-name="T2">10</text:span><text:span text:style-name="T1">)</text:span></text:p>
          </draw:text-box>
        </draw:frame>
        <draw:line draw:style-name="gr3" draw:text-style-name="P1" draw:layer="layout" svg:x1="18.399cm" svg:y1="17.929cm" svg:x2="33.258cm" svg:y2="17.802cm">
          <text:p/>
        </draw:line>
        <draw:line draw:style-name="gr3" draw:text-style-name="P1" draw:layer="layout" svg:x1="10.779cm" svg:y1="12.811cm" svg:x2="18.298cm" svg:y2="17.984cm">
          <text:p/>
        </draw:line>
        <draw:line draw:style-name="gr3" draw:text-style-name="P1" draw:layer="layout" svg:x1="10.779cm" svg:y1="12.684cm" svg:x2="25.765cm" svg:y2="12.557cm">
          <text:p/>
        </draw:line>
        <draw:path draw:style-name="gr4" draw:text-style-name="P1" draw:layer="layout" svg:width="15.12cm" svg:height="2.993cm" svg:x="10.752cm" svg:y="1.646cm" svg:viewBox="0 0 15121 2994" svg:d="M0 2994c15752 0 15113-127 15113-127 0 0 0-1270 0-2794 254-254-5738 226-6450 370-1254 254-900 60-2032 381-854 243-3866 1776-4927 1836-899 50-1550-893-1677-1020z">
          <text:p/>
        </draw:path>
        <draw:line draw:style-name="gr5" draw:text-style-name="P1" draw:layer="layout" svg:x1="10.779cm" svg:y1="4.429cm" svg:x2="10.81cm" svg:y2="12.769cm">
          <text:p/>
        </draw:line>
        <draw:line draw:style-name="gr5" draw:text-style-name="P1" draw:layer="layout" svg:x1="14.208cm" svg:y1="7.985cm" svg:x2="14.305cm" svg:y2="15.186cm">
          <text:p/>
        </draw:line>
        <draw:line draw:style-name="gr5" draw:text-style-name="P1" draw:layer="layout" svg:x1="28.305cm" svg:y1="7.985cm" svg:x2="28.248cm" svg:y2="14.27cm">
          <text:p/>
        </draw:line>
        <draw:line draw:style-name="gr5" draw:text-style-name="P1" draw:layer="layout" svg:x1="18.399cm" svg:y1="11.922cm" svg:x2="18.399cm" svg:y2="17.891cm">
          <text:p/>
        </draw:line>
        <draw:line draw:style-name="gr3" draw:text-style-name="P1" draw:layer="layout" svg:x1="25.765cm" svg:y1="12.557cm" svg:x2="33.216cm" svg:y2="17.748cm">
          <text:p/>
        </draw:line>
        <draw:line draw:style-name="gr5" draw:text-style-name="P1" draw:layer="layout" svg:x1="33.258cm" svg:y1="11.922cm" svg:x2="33.258cm" svg:y2="17.891cm">
          <text:p/>
        </draw:line>
        <draw:line draw:style-name="gr5" draw:text-style-name="P1" draw:layer="layout" svg:x1="25.892cm" svg:y1="4.429cm" svg:x2="25.826cm" svg:y2="12.527cm">
          <text:p/>
        </draw:line>
        <draw:frame draw:style-name="gr6" draw:text-style-name="P3" draw:layer="layout" svg:width="5.293cm" svg:height="1.119cm" svg:x="10.566cm" svg:y="1.759cm">
          <draw:text-box>
            <text:p><text:span text:style-name="T3">Young adults</text:span></text:p>
          </draw:text-box>
        </draw:frame>
        <draw:frame draw:style-name="gr7" draw:text-style-name="P2" draw:layer="layout" svg:width="5.393cm" svg:height="1.119cm" svg:x="16cm" svg:y="5.331cm">
          <draw:text-box>
            <text:p><text:span text:style-name="T1">Middle age</text:span></text:p>
          </draw:text-box>
        </draw:frame>
        <draw:frame draw:style-name="gr6" draw:text-style-name="P2" draw:layer="layout" svg:width="7.184cm" svg:height="1.119cm" svg:x="18.835cm" svg:y="9.148cm">
          <draw:text-box>
            <text:p><text:span text:style-name="T1">Elderly population</text:span></text:p>
          </draw:text-box>
        </draw:frame>
        <draw:frame draw:style-name="gr8" draw:text-style-name="P2" draw:layer="layout" svg:width="4.068cm" svg:height="1.709cm" svg:x="9.916cm" svg:y="15.62cm">
          <draw:text-box>
            <text:p><text:span text:style-name="T1">Age (y)</text:span></text:p>
          </draw:text-box>
        </draw:frame>
        <draw:line draw:style-name="gr9" draw:text-style-name="P1" draw:layer="layout" svg:x1="18.399cm" svg:y1="18.483cm" svg:x2="33.639cm" svg:y2="18.464cm">
          <text:p/>
        </draw:line>
        <draw:line draw:style-name="gr9" draw:text-style-name="P1" draw:layer="layout" svg:x1="9.748cm" svg:y1="12.853cm" svg:x2="17.891cm" svg:y2="18.499cm">
          <text:p/>
        </draw:line>
        <draw:line draw:style-name="gr9" draw:text-style-name="P1" draw:layer="layout" svg:x1="9.726cm" svg:y1="12.838cm" svg:x2="9.726cm" svg:y2="4.201cm">
          <text:p/>
        </draw:line>
        <draw:frame draw:style-name="gr10" draw:text-style-name="P2" draw:layer="layout" svg:width="4.177cm" svg:height="1.45cm" draw:transform="rotate (1.5707963267949) translate (8.305cm 10.519cm)">
          <draw:text-box>
            <text:p><text:span text:style-name="T1">Potential</text:span></text:p>
          </draw:text-box>
        </draw:frame>
        <draw:path draw:style-name="gr11" draw:text-style-name="P1" draw:layer="layout" svg:width="18.801cm" svg:height="3.661cm" svg:x="11.922cm" svg:y="12.881cm" svg:viewBox="0 0 18802 3662" svg:d="M0 0c7874 3994 9906 4375 12596 1356 1628-918 6206 2306 6206 2306">
          <text:p/>
        </draw:path>
        <draw:path draw:style-name="gr12" draw:text-style-name="P1" draw:layer="layout" svg:width="9.651cm" svg:height="3.365cm" svg:x="11.922cm" svg:y="12.883cm" svg:viewBox="0 0 9652 3366" svg:d="M0 0c4699 2214 6604 3484 9652 3357">
          <text:p/>
        </draw:path>
        <draw:path draw:style-name="gr13" draw:text-style-name="P1" draw:layer="layout" svg:width="6.467cm" svg:height="3.407cm" svg:x="25.647cm" svg:y="14.102cm" svg:viewBox="0 0 6468 3408" svg:d="M0 0c2448 459 6415 3348 6468 3408">
          <text:p/>
        </draw:path>
        <draw:frame draw:style-name="gr14" draw:text-style-name="P4" draw:layer="layout" svg:width="1.525cm" svg:height="1.756cm" svg:x="0.872cm" svg:y="0.791cm">
          <draw:text-box>
            <text:p><text:span text:style-name="T4">a</text:span></text:p>
          </draw:text-box>
        </draw:frame>
        <draw:custom-shape draw:style-name="gr15" draw:text-style-name="P1" draw:layer="controls" svg:width="0.643cm" svg:height="0.643cm" svg:x="12.093cm" svg:y="3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controls" svg:width="0.644cm" svg:height="0.643cm" svg:x="15.233cm" svg:y="6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controls" svg:width="0.643cm" svg:height="0.643cm" svg:x="22.463cm" svg:y="6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controls" svg:width="0.642cm" svg:height="0.643cm" svg:x="25.747cm" svg:y="11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68cm" svg:height="0.236cm" draw:transform="rotate (-0.785398163397448) translate (12.611cm 13.38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68cm" svg:height="0.235cm" draw:transform="skewX (0.00418879020478644) rotate (-0.785398163397448) translate (16.788cm 14.798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1cm" svg:height="0.238cm" draw:transform="skewX (-0.00837758040957269) rotate (-0.785398163397449) translate (14.7cm 14.4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68cm" svg:height="0.236cm" draw:transform="skewX (0.00418879020478643) rotate (-0.785398163397448) translate (19.087cm 15.26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416cm" svg:height="0.266cm" draw:transform="rotate (-0.785398163397448) translate (15.775cm 14.2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1cm" svg:height="0.235cm" draw:transform="rotate (-0.785398163397449) translate (13.598cm 13.92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cm" svg:height="0.236cm" draw:transform="skewX (-0.00855211333477215) rotate (-0.785398163397448) translate (14.889cm 13.80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69cm" svg:height="0.235cm" draw:transform="skewX (-0.00418879020478658) rotate (-0.785398163397448) translate (17.459cm 15.80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cm" svg:height="0.236cm" draw:transform="rotate (-0.785398163397448) translate (15.573cm 14.94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69cm" svg:height="0.235cm" draw:transform="skewX (-0.00418879020478658) rotate (-0.785398163397448) translate (17.763cm 14.75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cm" svg:height="0.235cm" draw:transform="skewX (0.00418879020478647) rotate (-0.785398163397448) translate (20.396cm 15.61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1cm" svg:height="0.236cm" draw:transform="skewX (-0.00418879020478631) rotate (-0.785398163397449) translate (18.496cm 15.23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68cm" svg:height="0.236cm" draw:transform="rotate (-0.785398163397448) translate (21.067cm 14.60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1cm" svg:height="0.238cm" draw:transform="skewX (-0.00837758040957269) rotate (-0.785398163397449) translate (28.165cm 15.06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cm" svg:height="0.235cm" draw:transform="skewX (0.00418879020478647) rotate (-0.785398163397448) translate (29.008cm 15.91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1cm" svg:height="0.236cm" draw:transform="rotate (-0.785398163397449) translate (27.659cm 14.81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1cm" svg:height="0.235cm" draw:transform="skewX (-0.00418879020478644) rotate (-0.785398163397449) translate (29.466cm 15.89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cm" svg:height="0.235cm" draw:transform="rotate (-0.785398163397448) translate (29.008cm 15.15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68cm" svg:height="0.236cm" draw:transform="rotate (-0.785398163397448) translate (30.02cm 16.08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1cm" svg:height="0.235cm" draw:transform="skewX (-0.00418879020478644) rotate (-0.785398163397449) translate (26.563cm 14.39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216cm" svg:height="0.235cm" draw:transform="skewX (0.00418879020478655) rotate (-0.785398163397449) translate (27.649cm 14.356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68cm" svg:height="0.236cm" draw:transform="rotate (-0.785398163397448) translate (16.318cm 15.36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1cm" svg:height="0.235cm" draw:transform="skewX (-0.00855211333477208) rotate (-0.785398163397449) translate (25.262cm 14.40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69cm" svg:height="0.236cm" draw:transform="skewX (-0.00418879020478648) rotate (-0.785398163397448) translate (15.193cm 15.29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controls" svg:width="0.371cm" svg:height="0.235cm" draw:transform="skewX (-0.00418879020478644) rotate (-0.785398163397449) translate (23.839cm 15.24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2.75cm" svg:height="1.565cm" svg:x="20.353cm" svg:y="16.262cm">
          <draw:text-box>
            <text:p><text:span text:style-name="T5">(*)</text:span></text:p>
          </draw:text-box>
        </draw:frame>
        <draw:frame draw:style-name="gr19" draw:text-style-name="P5" draw:layer="layout" svg:width="2.286cm" svg:height="1.5cm" svg:x="24.198cm" svg:y="12.506cm">
          <draw:text-box>
            <text:p><text:span text:style-name="T5">(*)</text:span></text:p>
          </draw:text-box>
        </draw:frame>
        <draw:line draw:style-name="gr20" draw:text-style-name="P1" draw:layer="layout" svg:x1="4.175cm" svg:y1="21.066cm" svg:x2="40.317cm" svg:y2="21.079cm">
          <text:p text:style-name="P1"/>
          <text:p text:style-name="P1"/>
        </draw:line>
        <draw:frame draw:style-name="gr21" draw:text-style-name="P4" draw:layer="layout" svg:width="1.524cm" svg:height="1.755cm" svg:x="0.873cm" svg:y="18.526cm">
          <draw:text-box>
            <text:p><text:span text:style-name="T4">b</text:span></text:p>
          </draw:text-box>
        </draw:frame>
        <draw:frame draw:style-name="gr22" draw:text-style-name="P2" draw:layer="layout" svg:width="2.021cm" svg:height="1.119cm" svg:x="2.197cm" svg:y="20.493cm">
          <draw:text-box>
            <text:p><text:span text:style-name="T1">Age</text:span></text:p>
          </draw:text-box>
        </draw:frame>
        <draw:frame draw:style-name="gr23" draw:text-style-name="P2" draw:layer="layout" svg:width="2.877cm" svg:height="1.119cm" svg:x="4.829cm" svg:y="21.903cm">
          <draw:text-box>
            <text:p><text:span text:style-name="T1">18-30y</text:span></text:p>
          </draw:text-box>
        </draw:frame>
        <draw:frame draw:style-name="gr23" draw:text-style-name="P2" draw:layer="layout" svg:width="2.877cm" svg:height="1.119cm" svg:x="11.529cm" svg:y="21.903cm">
          <draw:text-box>
            <text:p><text:span text:style-name="T1">31-40y</text:span></text:p>
          </draw:text-box>
        </draw:frame>
        <draw:frame draw:style-name="gr23" draw:text-style-name="P2" draw:layer="layout" svg:width="2.877cm" svg:height="1.119cm" svg:x="18.129cm" svg:y="21.903cm">
          <draw:text-box>
            <text:p><text:span text:style-name="T1">41-50y</text:span></text:p>
          </draw:text-box>
        </draw:frame>
        <draw:frame draw:style-name="gr23" draw:text-style-name="P2" draw:layer="layout" svg:width="2.877cm" svg:height="1.119cm" svg:x="24.829cm" svg:y="21.903cm">
          <draw:text-box>
            <text:p><text:span text:style-name="T1">51-60y</text:span></text:p>
          </draw:text-box>
        </draw:frame>
        <draw:frame draw:style-name="gr23" draw:text-style-name="P2" draw:layer="layout" svg:width="2.877cm" svg:height="1.119cm" svg:x="31.429cm" svg:y="21.903cm">
          <draw:text-box>
            <text:p><text:span text:style-name="T1">61-70y</text:span></text:p>
          </draw:text-box>
        </draw:frame>
        <draw:frame draw:style-name="gr23" draw:text-style-name="P2" draw:layer="layout" svg:width="2.208cm" svg:height="1.119cm" svg:x="38.729cm" svg:y="21.903cm">
          <draw:text-box>
            <text:p><text:span text:style-name="T1">&gt;70y</text:span></text:p>
          </draw:text-box>
        </draw:frame>
        <draw:custom-shape draw:style-name="gr17" draw:text-style-name="P1" draw:layer="layout" svg:width="0.371cm" svg:height="0.322cm" draw:transform="skewX (0.0123918376891598) rotate (-0.785398163397449) translate (31.089cm 16.938cm)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" draw:layer="layout" svg:width="14.149cm" svg:height="3.099cm" svg:x="14.131cm" svg:y="4.934cm" svg:viewBox="0 0 14150 3100" svg:d="M0 3100c14742 0 14147-49 14147-49l-73-3048c0 0-532-35-1524 127-988 162-2467 1717-3267 2009-451 141-1004 155-1594 100-184 5-1233-122-1324-198-883-113-1593 100-1689 121-1023 223-2055 317-3048 381-842 53-1324-381-1578-508z">
          <text:p/>
        </draw:path>
        <draw:path draw:style-name="gr25" draw:text-style-name="P1" draw:layer="layout" svg:width="1.274cm" svg:height="5.206cm" svg:x="2.395cm" svg:y="22.209cm" svg:viewBox="0 0 1275 5207" svg:d="M2 5207c-7-940 3-1708 3-2145 0-325-7 701 0-762l127-1651c0 0 127-508 254-635s254 635 254 635l254 889 127 127 254 254-3 3288z">
          <text:p/>
        </draw:path>
        <draw:path draw:style-name="gr26" draw:text-style-name="P1" draw:layer="layout" svg:width="3.809cm" svg:height="3.301cm" svg:x="3.667cm" svg:y="24.114cm" svg:viewBox="0 0 3810 3302" svg:d="M0 3302v-3302c0 12 254 254 254 381 254 254 295 508 289 369l346 393 289 242 346 139 162 115 508 762 254 254 381 254 381 254 600 139z">
          <text:p/>
        </draw:path>
        <draw:path draw:style-name="gr25" draw:text-style-name="P1" draw:layer="layout" svg:width="1.269cm" svg:height="5.333cm" svg:x="9.128cm" svg:y="22.209cm" svg:viewBox="0 0 1270 5334" svg:d="M0 5334c0-4191 0-4191 0-4191l127-635 127-381 127-127 127 254 127 381 127 381 254 508 254 127v3683z">
          <text:p/>
        </draw:path>
        <draw:path draw:style-name="gr26" draw:text-style-name="P1" draw:layer="layout" svg:width="3.709cm" svg:height="3.682cm" svg:x="10.398cm" svg:y="23.86cm" svg:viewBox="0 0 3710 3683" svg:d="M0 3683v-3683c228 105 280 177 381 254 254 381 260 391 254 381l381 508 254 381 254 508 127 254c0 0 127 127 254 254 117 49 381 127 508 0 48 0 127 0 254 127 381 381 0 0 381 381s283 222 381 254c87 35 225 136 254 127 0 127 60 194 0 254-1524 0-3683 0-3683 0z">
          <text:p/>
        </draw:path>
        <draw:path draw:style-name="gr25" draw:text-style-name="P1" draw:layer="layout" svg:width="1.269cm" svg:height="5.333cm" svg:x="15.732cm" svg:y="22.209cm" svg:viewBox="0 0 1270 5334" svg:d="M0 5334c0 0 0-2032 0-3175 0-472 254-1524 254-1397 0 0-9-711 254-762 381 381 762 889 762 889v4445z">
          <text:p/>
        </draw:path>
        <draw:path draw:style-name="gr26" draw:text-style-name="P1" draw:layer="layout" svg:width="3.809cm" svg:height="4.368cm" svg:x="17.002cm" svg:y="23.174cm" svg:viewBox="0 0 3810 4369" svg:d="M0 4369c0-4445 0-2159 0-4318-4-178 191 146 381 381s508 381 381 381c-14-31 367-109 381-127l381-254c0 0 254 127 381 508 254 762 254 889 381 1270 101 447 254 889 381 1143s254 254 508 508c170 179 635 381 635 381v127z">
          <text:p/>
        </draw:path>
        <draw:path draw:style-name="gr25" draw:text-style-name="P1" draw:layer="layout" svg:width="1.269cm" svg:height="5.333cm" svg:x="22.463cm" svg:y="22.209cm" svg:viewBox="0 0 1270 5334" svg:d="M0 5334c0-3810 0-3810 0-3810l127-1016c0 0 127-508 254-508 254 635 508 1651 508 1651 0 0 46 204 127 254 190 62 254-127 254 0 0 1778 0 3429 0 3429z">
          <text:p/>
        </draw:path>
        <draw:path draw:style-name="gr27" draw:text-style-name="P1" draw:layer="layout" svg:width="3.682cm" svg:height="4.471cm" svg:x="23.733cm" svg:y="23.071cm" svg:viewBox="0 0 3683 4472" svg:d="M0 4472c0 0 0-1778 0-3429 127-381 127-381 254-635 71-135 127-254 254-381 254-127 301 221 381 381 254 508 127 381 381 1016 254 381 381 381 508 635 111 154 254 508 254 508l254 889 254 508c0 0 254 381 508 381 197 88 635 127 635 127z">
          <text:p/>
        </draw:path>
        <draw:path draw:style-name="gr25" draw:text-style-name="P1" draw:layer="layout" svg:width="1.269cm" svg:height="5.333cm" svg:x="29.067cm" svg:y="22.209cm" svg:viewBox="0 0 1270 5334" svg:d="M0 5334v-2413c0-635 0-381 0-1016 0-127 127-1778 381-1905 254 254 635 2286 635 2286l254 381v2667z">
          <text:p/>
        </draw:path>
        <draw:path draw:style-name="gr26" draw:text-style-name="P1" draw:layer="layout" svg:width="3.809cm" svg:height="4.952cm" svg:x="30.337cm" svg:y="22.59cm" svg:viewBox="0 0 3810 4953" svg:d="M0 4953c0-2667 0-2667 0-2667 0 0 92 24 127 0 508-1016 762-1905 762-1905l254-381h127l254 381c0 0 794 2223 1270 3302 127 381 282 633 508 889 127 254 508 381 508 381z">
          <text:p/>
        </draw:path>
        <draw:path draw:style-name="gr25" draw:text-style-name="P1" draw:layer="layout" svg:width="1.269cm" svg:height="3.936cm" svg:x="35.798cm" svg:y="23.606cm" svg:viewBox="0 0 1270 3937" svg:d="M0 3937v-1905c254-381 254-381 381-508 381-381 508-635 508-635l381-889v3937z">
          <text:p/>
        </draw:path>
        <draw:path draw:style-name="gr26" draw:text-style-name="P1" draw:layer="layout" svg:width="3.682cm" svg:height="5.333cm" svg:x="37.068cm" svg:y="22.209cm" svg:viewBox="0 0 3683 5334" svg:d="M0 5334c0 0 0-2286 0-3937 634-1397 889-1397 889-1397 0 0 254 0 381 254 381 635 254 635 762 2540 306 1149 524 1733 508 1651l254 508c0 0 148 198 254 254 254 127 635 127 635 127z">
          <text:p/>
        </draw:path>
        <draw:path draw:style-name="gr28" draw:text-style-name="P1" draw:layer="layout" svg:width="14.149cm" svg:height="3.099cm" svg:x="14.131cm" svg:y="4.934cm" svg:viewBox="0 0 14150 3100" svg:d="M0 3100c14742 0 14147-49 14147-49l-73-3048c0 0-532-35-1524 127-988 162-2467 1717-3267 2009-451 141-1004 155-1594 100-184 5-1233-122-1324-198-883-113-1593 100-1689 121-1023 223-2055 317-3048 381-842 53-1324-381-1578-508z">
          <text:p/>
        </draw:path>
        <draw:custom-shape draw:style-name="gr29" draw:text-style-name="P1" draw:layer="layout" svg:width="39.57cm" svg:height="2.088cm" svg:x="1.943cm" svg:y="27.505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8.347cm" svg:height="1.669cm" svg:x="1.416cm" svg:y="28.035cm">
          <draw:text-box>
            <text:p><text:span text:style-name="T1">Abundance (Log</text:span><text:span text:style-name="T2">10</text:span><text:span text:style-name="T1">)</text:span></text:p>
          </draw:text-box>
        </draw:frame>
        <draw:frame draw:style-name="gr23" draw:text-style-name="P6" draw:layer="layout" svg:width="0.815cm" svg:height="0.886cm" svg:x="8.822cm" svg:y="27.488cm">
          <draw:text-box>
            <text:p><text:span text:style-name="T6">3</text:span></text:p>
          </draw:text-box>
        </draw:frame>
        <draw:frame draw:style-name="gr23" draw:text-style-name="P6" draw:layer="layout" svg:width="0.815cm" svg:height="0.886cm" svg:x="10.923cm" svg:y="27.488cm">
          <draw:text-box>
            <text:p><text:span text:style-name="T6">4</text:span></text:p>
          </draw:text-box>
        </draw:frame>
        <draw:frame draw:style-name="gr23" draw:text-style-name="P6" draw:layer="layout" svg:width="0.815cm" svg:height="0.886cm" svg:x="12.924cm" svg:y="27.488cm">
          <draw:text-box>
            <text:p><text:span text:style-name="T6">5</text:span></text:p>
          </draw:text-box>
        </draw:frame>
        <draw:frame draw:style-name="gr23" draw:text-style-name="P6" draw:layer="layout" svg:width="0.815cm" svg:height="0.886cm" svg:x="15.423cm" svg:y="27.488cm">
          <draw:text-box>
            <text:p><text:span text:style-name="T6">3</text:span></text:p>
          </draw:text-box>
        </draw:frame>
        <draw:frame draw:style-name="gr23" draw:text-style-name="P6" draw:layer="layout" svg:width="0.815cm" svg:height="0.886cm" svg:x="17.524cm" svg:y="27.488cm">
          <draw:text-box>
            <text:p><text:span text:style-name="T6">4</text:span></text:p>
          </draw:text-box>
        </draw:frame>
        <draw:frame draw:style-name="gr23" draw:text-style-name="P6" draw:layer="layout" svg:width="0.815cm" svg:height="0.886cm" svg:x="19.625cm" svg:y="27.488cm">
          <draw:text-box>
            <text:p><text:span text:style-name="T6">5</text:span></text:p>
          </draw:text-box>
        </draw:frame>
        <draw:frame draw:style-name="gr23" draw:text-style-name="P6" draw:layer="layout" svg:width="0.815cm" svg:height="0.886cm" svg:x="22.124cm" svg:y="27.488cm">
          <draw:text-box>
            <text:p><text:span text:style-name="T6">3</text:span></text:p>
          </draw:text-box>
        </draw:frame>
        <draw:frame draw:style-name="gr23" draw:text-style-name="P6" draw:layer="layout" svg:width="0.815cm" svg:height="0.886cm" svg:x="24.225cm" svg:y="27.488cm">
          <draw:text-box>
            <text:p><text:span text:style-name="T6">4</text:span></text:p>
          </draw:text-box>
        </draw:frame>
        <draw:frame draw:style-name="gr23" draw:text-style-name="P6" draw:layer="layout" svg:width="0.815cm" svg:height="0.886cm" svg:x="26.226cm" svg:y="27.488cm">
          <draw:text-box>
            <text:p><text:span text:style-name="T6">5</text:span></text:p>
          </draw:text-box>
        </draw:frame>
        <draw:frame draw:style-name="gr23" draw:text-style-name="P6" draw:layer="layout" svg:width="0.815cm" svg:height="0.886cm" svg:x="28.825cm" svg:y="27.488cm">
          <draw:text-box>
            <text:p><text:span text:style-name="T6">3</text:span></text:p>
          </draw:text-box>
        </draw:frame>
        <draw:frame draw:style-name="gr23" draw:text-style-name="P6" draw:layer="layout" svg:width="0.815cm" svg:height="0.886cm" svg:x="30.826cm" svg:y="27.488cm">
          <draw:text-box>
            <text:p><text:span text:style-name="T6">4</text:span></text:p>
          </draw:text-box>
        </draw:frame>
        <draw:frame draw:style-name="gr23" draw:text-style-name="P6" draw:layer="layout" svg:width="0.815cm" svg:height="0.886cm" svg:x="32.927cm" svg:y="27.488cm">
          <draw:text-box>
            <text:p><text:span text:style-name="T6">5</text:span></text:p>
          </draw:text-box>
        </draw:frame>
        <draw:frame draw:style-name="gr23" draw:text-style-name="P6" draw:layer="layout" svg:width="0.815cm" svg:height="0.886cm" svg:x="35.426cm" svg:y="27.488cm">
          <draw:text-box>
            <text:p><text:span text:style-name="T6">3</text:span></text:p>
          </draw:text-box>
        </draw:frame>
        <draw:frame draw:style-name="gr23" draw:text-style-name="P6" draw:layer="layout" svg:width="0.815cm" svg:height="0.886cm" svg:x="37.527cm" svg:y="27.488cm">
          <draw:text-box>
            <text:p><text:span text:style-name="T6">4</text:span></text:p>
          </draw:text-box>
        </draw:frame>
        <draw:frame draw:style-name="gr23" draw:text-style-name="P6" draw:layer="layout" svg:width="0.815cm" svg:height="0.886cm" svg:x="39.528cm" svg:y="27.488cm">
          <draw:text-box>
            <text:p><text:span text:style-name="T6">5</text:span></text:p>
          </draw:text-box>
        </draw:frame>
        <draw:frame draw:style-name="gr23" draw:text-style-name="P6" draw:layer="layout" svg:width="0.815cm" svg:height="0.886cm" svg:x="2.123cm" svg:y="27.488cm">
          <draw:text-box>
            <text:p><text:span text:style-name="T6">3</text:span></text:p>
          </draw:text-box>
        </draw:frame>
        <draw:frame draw:style-name="gr23" draw:text-style-name="P6" draw:layer="layout" svg:width="0.815cm" svg:height="0.886cm" svg:x="4.224cm" svg:y="27.488cm">
          <draw:text-box>
            <text:p><text:span text:style-name="T6">4</text:span></text:p>
          </draw:text-box>
        </draw:frame>
        <draw:frame draw:style-name="gr23" draw:text-style-name="P6" draw:layer="layout" svg:width="0.815cm" svg:height="0.886cm" svg:x="6.325cm" svg:y="27.488cm">
          <draw:text-box>
            <text:p><text:span text:style-name="T6">5</text:span></text:p>
          </draw:text-box>
        </draw:frame>
        <draw:custom-shape draw:style-name="gr29" draw:text-style-name="P1" draw:layer="layout" svg:width="1.724cm" svg:height="6.604cm" svg:x="0.565cm" svg:y="21.447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6.071cm" svg:height="1.669cm" draw:transform="rotate (1.5707963267949) translate (0.674cm 28.043cm)">
          <draw:text-box>
            <text:p><text:span text:style-name="T1">Frequency</text:span></text:p>
          </draw:text-box>
        </draw:frame>
        <draw:frame draw:style-name="gr31" draw:text-style-name="P7" draw:layer="layout" svg:width="4.445cm" svg:height="1.576cm" svg:x="36.182cm" svg:y="1.202cm">
          <draw:text-box>
            <text:p><text:span text:style-name="T7">Figure 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11" draw:display-name="Hatching 11" draw:style="double" draw:color="#000080" draw:distance="0.025cm" draw:rotation="450"/>
    <draw:hatch draw:name="Hatching_20_12" draw:display-name="Hatching 12" draw:style="double" draw:color="#800000" draw:distance="0.025cm" draw:rotation="450"/>
    <draw:hatch draw:name="Hatching_20_14" draw:display-name="Hatching 14" draw:style="double" draw:color="#800000" draw:distance="0.025cm" draw:rotation="450"/>
    <draw:hatch draw:name="Hatching_20_15" draw:display-name="Hatching 15" draw:style="double" draw:color="#800000" draw:distance="0.051cm" draw:rotation="450"/>
    <draw:hatch draw:name="Hatching_20_16" draw:display-name="Hatching 16" draw:style="double" draw:color="#800000" draw:distance="0.025cm" draw:rotation="450"/>
    <draw:hatch draw:name="Hatching_20_17" draw:display-name="Hatching 17" draw:style="double" draw:color="#800000" draw:distance="0.025cm" draw:rotation="450"/>
    <draw:hatch draw:name="Hatching_20_5" draw:display-name="Hatching 5" draw:style="double" draw:color="#000080" draw:distance="0.051cm" draw:rotation="450"/>
    <draw:hatch draw:name="Hatching_20_9" draw:display-name="Hatching 9" draw:style="double" draw:color="#000080" draw:distance="0.025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09-20T14:48:25</meta:creation-date>
    <dc:date>2014-05-30T16:48:08.713379283</dc:date>
    <meta:editing-duration>P2DT4H14M25S</meta:editing-duration>
    <meta:editing-cycles>514</meta:editing-cycles>
    <meta:generator>LibreOffice/4.2.3.3$Linux_X86_64 LibreOffice_project/420m0$Build-3</meta:generator>
    <meta:document-statistic meta:object-count="103"/>
  </office:meta>
</office:document-meta>
</file>